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mageHandlerRenderedImage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RenderedImage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RenderedImage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RenderedImage.generateImage( RendererContext context , Image image , Point origin , Rectangle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